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1" table:default-cell-style-name="Default"/>
        <table:table-row table:style-name="ro1" table:number-rows-repeated="2">
          <table:table-cell table:number-columns-repeated="41"/>
        </table:table-row>
        <table:table-row table:style-name="ro1">
          <table:table-cell/>
          <table:table-cell office:value-type="float" office:value="75001" calcext:value-type="float">
            <text:p>75001</text:p>
          </table:table-cell>
          <table:table-cell office:value-type="float" office:value="75002" calcext:value-type="float">
            <text:p>75002</text:p>
          </table:table-cell>
          <table:table-cell office:value-type="float" office:value="75003" calcext:value-type="float">
            <text:p>75003</text:p>
          </table:table-cell>
          <table:table-cell office:value-type="float" office:value="75004" calcext:value-type="float">
            <text:p>75004</text:p>
          </table:table-cell>
          <table:table-cell office:value-type="float" office:value="75005" calcext:value-type="float">
            <text:p>75005</text:p>
          </table:table-cell>
          <table:table-cell office:value-type="float" office:value="75006" calcext:value-type="float">
            <text:p>75006</text:p>
          </table:table-cell>
          <table:table-cell office:value-type="float" office:value="75007" calcext:value-type="float">
            <text:p>75007</text:p>
          </table:table-cell>
          <table:table-cell office:value-type="float" office:value="75008" calcext:value-type="float">
            <text:p>75008</text:p>
          </table:table-cell>
          <table:table-cell office:value-type="float" office:value="75009" calcext:value-type="float">
            <text:p>75009</text:p>
          </table:table-cell>
          <table:table-cell office:value-type="float" office:value="75010" calcext:value-type="float">
            <text:p>75010</text:p>
          </table:table-cell>
          <table:table-cell office:value-type="float" office:value="75011" calcext:value-type="float">
            <text:p>75011</text:p>
          </table:table-cell>
          <table:table-cell office:value-type="float" office:value="75012" calcext:value-type="float">
            <text:p>75012</text:p>
          </table:table-cell>
          <table:table-cell office:value-type="float" office:value="75013" calcext:value-type="float">
            <text:p>75013</text:p>
          </table:table-cell>
          <table:table-cell office:value-type="float" office:value="75014" calcext:value-type="float">
            <text:p>75014</text:p>
          </table:table-cell>
          <table:table-cell office:value-type="float" office:value="75015" calcext:value-type="float">
            <text:p>75015</text:p>
          </table:table-cell>
          <table:table-cell office:value-type="float" office:value="75016" calcext:value-type="float">
            <text:p>75016</text:p>
          </table:table-cell>
          <table:table-cell office:value-type="float" office:value="75017" calcext:value-type="float">
            <text:p>75017</text:p>
          </table:table-cell>
          <table:table-cell office:value-type="float" office:value="75018" calcext:value-type="float">
            <text:p>75018</text:p>
          </table:table-cell>
          <table:table-cell office:value-type="float" office:value="75019" calcext:value-type="float">
            <text:p>75019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Totaux</text:p>
          </table:table-cell>
          <table:table-cell office:value-type="string" calcext:value-type="string">
            <text:p>moyenn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covariances</text:p>
          </table:table-cell>
          <table:table-cell table:number-columns-repeated="7"/>
          <table:table-cell office:value-type="string" calcext:value-type="string">
            <text:p>correlations</text:p>
          </table:table-cell>
          <table:table-cell table:number-columns-repeated="5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7"/>
          <table:table-cell office:value-type="string" calcext:value-type="string">
            <text:p>caf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reservatif</text:p>
          </table:table-cell>
          <table:table-cell office:value-type="string" calcext:value-type="string">
            <text:p>bibli</text:p>
          </table:table-cell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 table:number-columns-repeated="2"/>
          <table:table-cell office:value-type="string" calcext:value-type="string">
            <text:p>caf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preservatif</text:p>
          </table:table-cell>
          <table:table-cell office:value-type="string" calcext:value-type="string">
            <text:p>bibli</text:p>
          </table:table-cell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</table:table-row>
        <table:table-row table:style-name="ro1">
          <table:table-cell office:value-type="string" calcext:value-type="string">
            <text:p>cinema</text:p>
          </table:table-cell>
          <table:table-cell table:style-name="ce1" table:formula="of:=4/[.$D$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6:.U6])" office:value-type="float" office:value="88" calcext:value-type="float">
            <text:p>88</text:p>
          </table:table-cell>
          <table:table-cell table:formula="of:=AVERAGE([.B6:.U6])" office:value-type="float" office:value="4.4" calcext:value-type="float">
            <text:p>4,4</text:p>
          </table:table-cell>
          <table:table-cell table:formula="of:=MAX([.B6:.U6])" office:value-type="float" office:value="15" calcext:value-type="float">
            <text:p>15</text:p>
          </table:table-cell>
          <table:table-cell table:formula="of:=MIN([.B6:.U6])" office:value-type="float" office:value="1" calcext:value-type="float">
            <text:p>1</text:p>
          </table:table-cell>
          <table:table-cell/>
          <table:table-cell office:value-type="string" calcext:value-type="string">
            <text:p>cinemas</text:p>
          </table:table-cell>
          <table:table-cell table:formula="of:=COVAR([.B6:.U6];[.B7:.U7])" office:value-type="float" office:value="-1.83" calcext:value-type="float">
            <text:p>-1,83</text:p>
          </table:table-cell>
          <table:table-cell table:formula="of:=COVAR([.B6:.U6];[.B8:.U8])" office:value-type="float" office:value="-1.18" calcext:value-type="float">
            <text:p>-1,18</text:p>
          </table:table-cell>
          <table:table-cell table:formula="of:=COVAR([.B6:.U6];[.B9:.U9])" office:value-type="float" office:value="-0.97" calcext:value-type="float">
            <text:p>-0,97</text:p>
          </table:table-cell>
          <table:table-cell table:formula="of:=COVAR([.B6:.U6];[.B10:.U10])" office:value-type="float" office:value="-0.82" calcext:value-type="float">
            <text:p>-0,82</text:p>
          </table:table-cell>
          <table:table-cell table:formula="of:=COVAR([.B6:.U6];[.B11:.U11])" office:value-type="float" office:value="5.84" calcext:value-type="float">
            <text:p>5,84</text:p>
          </table:table-cell>
          <table:table-cell table:formula="of:=COVAR([.B6:.U6];[.B12:.U12])" office:value-type="float" office:value="5.18" calcext:value-type="float">
            <text:p>5,18</text:p>
          </table:table-cell>
          <table:table-cell/>
          <table:table-cell office:value-type="string" calcext:value-type="string">
            <text:p>cinemas</text:p>
          </table:table-cell>
          <table:table-cell table:formula="of:=CORREL([.B6:.U6];[.B7:.U7])" office:value-type="float" office:value="-0.111349294858075" calcext:value-type="float">
            <text:p>-0,1113492949</text:p>
          </table:table-cell>
          <table:table-cell table:formula="of:=CORREL([.B6:.U6];[.B8:.U8])" office:value-type="float" office:value="-0.120319622360151" calcext:value-type="float">
            <text:p>-0,1203196224</text:p>
          </table:table-cell>
          <table:table-cell table:formula="of:=CORREL([.B6:.U6];[.B9:.U9])" office:value-type="float" office:value="-0.185601663452845" calcext:value-type="float">
            <text:p>-0,1856016635</text:p>
          </table:table-cell>
          <table:table-cell table:formula="of:=CORREL([.B6:.U6];[.B10:.U10])" office:value-type="float" office:value="-0.204100116417538" calcext:value-type="float">
            <text:p>-0,2041001164</text:p>
          </table:table-cell>
          <table:table-cell table:formula="of:=CORREL([.B6:.U6];[.B11:.U11])" office:value-type="float" office:value="0.54875828126384" calcext:value-type="float">
            <text:p>0,5487582813</text:p>
          </table:table-cell>
          <table:table-cell table:formula="of:=CORREL([.B6:.U6];[.B12:.U12])" office:value-type="float" office:value="0.332922726307513" calcext:value-type="float">
            <text:p>0,3329227263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SUM([.B7:.U7])" office:value-type="float" office:value="179" calcext:value-type="float">
            <text:p>179</text:p>
          </table:table-cell>
          <table:table-cell table:formula="of:=AVERAGE([.B7:.U7])" office:value-type="float" office:value="8.95" calcext:value-type="float">
            <text:p>8,95</text:p>
          </table:table-cell>
          <table:table-cell table:formula="of:=MAX([.B7:.U7])" office:value-type="float" office:value="19" calcext:value-type="float">
            <text:p>19</text:p>
          </table:table-cell>
          <table:table-cell table:formula="of:=MIN([.B7:.U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he</text:p>
          </table:table-cell>
          <table:table-cell office:value-type="string" calcext:value-type="string">
            <text:p>preservatif</text:p>
          </table:table-cell>
          <table:table-cell office:value-type="string" calcext:value-type="string">
            <text:p>bibli</text:p>
          </table:table-cell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string" calcext:value-type="string">
            <text:p>marche</text:p>
          </table:table-cell>
          <table:table-cell office:value-type="string" calcext:value-type="string">
            <text:p>preservatif</text:p>
          </table:table-cell>
          <table:table-cell office:value-type="string" calcext:value-type="string">
            <text:p>bibli</text:p>
          </table:table-cell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8:.U8])" office:value-type="float" office:value="94" calcext:value-type="float">
            <text:p>94</text:p>
          </table:table-cell>
          <table:table-cell table:formula="of:=AVERAGE([.B8:.U8])" office:value-type="float" office:value="4.7" calcext:value-type="float">
            <text:p>4,7</text:p>
          </table:table-cell>
          <table:table-cell table:formula="of:=MAX([.B8:.U8])" office:value-type="float" office:value="9" calcext:value-type="float">
            <text:p>9</text:p>
          </table:table-cell>
          <table:table-cell table:formula="of:=MIN([.B8:.U8])" office:value-type="float" office:value="1" calcext:value-type="float">
            <text:p>1</text:p>
          </table:table-cell>
          <table:table-cell/>
          <table:table-cell office:value-type="string" calcext:value-type="string">
            <text:p>cafe</text:p>
          </table:table-cell>
          <table:table-cell table:formula="of:=COVAR([.B7:.U7];[.B8:.U8])" office:value-type="float" office:value="2.535" calcext:value-type="float">
            <text:p>2,535</text:p>
          </table:table-cell>
          <table:table-cell table:formula="of:=COVAR([.B7:.U7];[.B9:.U9])" office:value-type="float" office:value="2.6275" calcext:value-type="float">
            <text:p>2,6275</text:p>
          </table:table-cell>
          <table:table-cell table:formula="of:=COVAR([.B7:.U7];[.B10:.U10])" office:value-type="float" office:value="-0.335" calcext:value-type="float">
            <text:p>-0,335</text:p>
          </table:table-cell>
          <table:table-cell table:formula="of:=COVAR([.B7:.U7];[.B11:.U11])" office:value-type="float" office:value="0.145" calcext:value-type="float">
            <text:p>0,145</text:p>
          </table:table-cell>
          <table:table-cell table:formula="of:=COVAR([.B7:.U7];[.B12:.U12])" office:value-type="float" office:value="8.8525" calcext:value-type="float">
            <text:p>8,8525</text:p>
          </table:table-cell>
          <table:table-cell table:number-columns-repeated="2"/>
          <table:table-cell office:value-type="string" calcext:value-type="string">
            <text:p>cafe</text:p>
          </table:table-cell>
          <table:table-cell table:formula="of:=CORREL([.B7:.U7];[.B8:.U8])" office:value-type="float" office:value="0.209809248155131" calcext:value-type="float">
            <text:p>0,2098092482</text:p>
          </table:table-cell>
          <table:table-cell table:formula="of:=CORREL([.B7:.U7];[.B9:.U9])" office:value-type="float" office:value="0.408079769921862" calcext:value-type="float">
            <text:p>0,4080797699</text:p>
          </table:table-cell>
          <table:table-cell table:formula="of:=CORREL([.B7:.U7];[.B10:.U10])" office:value-type="float" office:value="-0.0676809456418719" calcext:value-type="float">
            <text:p>-0,0676809456</text:p>
          </table:table-cell>
          <table:table-cell table:formula="of:=CORREL([.B7:.U7];[.B11:.U11])" office:value-type="float" office:value="0.0110593207332924" calcext:value-type="float">
            <text:p>0,0110593207</text:p>
          </table:table-cell>
          <table:table-cell table:formula="of:=CORREL([.B7:.U7];[.B12:.U12])" office:value-type="float" office:value="0.461819034590704" calcext:value-type="float">
            <text:p>0,4618190346</text:p>
          </table:table-cell>
          <table:table-cell/>
        </table:table-row>
        <table:table-row table:style-name="ro1">
          <table:table-cell office:value-type="string" calcext:value-type="string">
            <text:p>preservatif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9:.U9])" office:value-type="float" office:value="31" calcext:value-type="float">
            <text:p>31</text:p>
          </table:table-cell>
          <table:table-cell table:formula="of:=AVERAGE([.B9:.U9])" office:value-type="float" office:value="1.55" calcext:value-type="float">
            <text:p>1,55</text:p>
          </table:table-cell>
          <table:table-cell table:formula="of:=MAX([.B9:.U9])" office:value-type="float" office:value="5" calcext:value-type="float">
            <text:p>5</text:p>
          </table:table-cell>
          <table:table-cell table:formula="of:=MIN([.B9:.U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servatif</text:p>
          </table:table-cell>
          <table:table-cell office:value-type="string" calcext:value-type="string">
            <text:p>bibli</text:p>
          </table:table-cell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 table:number-columns-repeated="4"/>
          <table:table-cell office:value-type="string" calcext:value-type="string">
            <text:p>preservatif</text:p>
          </table:table-cell>
          <table:table-cell office:value-type="string" calcext:value-type="string">
            <text:p>bibli</text:p>
          </table:table-cell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B10:.U10])" office:value-type="float" office:value="26" calcext:value-type="float">
            <text:p>26</text:p>
          </table:table-cell>
          <table:table-cell table:formula="of:=AVERAGE([.B10:.U10])" office:value-type="float" office:value="1.3" calcext:value-type="float">
            <text:p>1,3</text:p>
          </table:table-cell>
          <table:table-cell table:formula="of:=MAX([.B10:.U10])" office:value-type="float" office:value="4" calcext:value-type="float">
            <text:p>4</text:p>
          </table:table-cell>
          <table:table-cell table:formula="of:=MIN([.B10:.U10])" office:value-type="float" office:value="0" calcext:value-type="float">
            <text:p>0</text:p>
          </table:table-cell>
          <table:table-cell/>
          <table:table-cell office:value-type="string" calcext:value-type="string">
            <text:p>marche</text:p>
          </table:table-cell>
          <table:table-cell table:formula="of:=COVAR([.B8:.U8];[.B9:.U9])" office:value-type="float" office:value="2.565" calcext:value-type="float">
            <text:p>2,565</text:p>
          </table:table-cell>
          <table:table-cell table:formula="of:=COVAR([.B8:.U8];[.B10:.U10])" office:value-type="float" office:value="0.29" calcext:value-type="float">
            <text:p>0,29</text:p>
          </table:table-cell>
          <table:table-cell table:formula="of:=COVAR([.B8:.U8];[.B11:.U11])" office:value-type="float" office:value="1.82" calcext:value-type="float">
            <text:p>1,82</text:p>
          </table:table-cell>
          <table:table-cell table:formula="of:=COVAR([.B8:.U8];[.B12:.U12])" office:value-type="float" office:value="-0.035" calcext:value-type="float">
            <text:p>-0,035</text:p>
          </table:table-cell>
          <table:table-cell table:number-columns-repeated="3"/>
          <table:table-cell office:value-type="string" calcext:value-type="string">
            <text:p>marche</text:p>
          </table:table-cell>
          <table:table-cell table:formula="of:=CORREL([.B8:.U8];[.B9:.U9])" office:value-type="float" office:value="0.667586862960412" calcext:value-type="float">
            <text:p>0,667586863</text:p>
          </table:table-cell>
          <table:table-cell table:formula="of:=CORREL([.B8:.U8];[.B10:.U10])" office:value-type="float" office:value="0.0981833125408723" calcext:value-type="float">
            <text:p>0,0981833125</text:p>
          </table:table-cell>
          <table:table-cell table:formula="of:=CORREL([.B8:.U8];[.B11:.U11])" office:value-type="float" office:value="0.232621531423893" calcext:value-type="float">
            <text:p>0,2326215314</text:p>
          </table:table-cell>
          <table:table-cell table:formula="of:=CORREL([.B8:.U8];[.B12:.U12])" office:value-type="float" office:value="-0.00305979273727167" calcext:value-type="float">
            <text:p>-0,0030597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U11])" office:value-type="float" office:value="38" calcext:value-type="float">
            <text:p>38</text:p>
          </table:table-cell>
          <table:table-cell table:formula="of:=AVERAGE([.B11:.U11])" office:value-type="float" office:value="1.9" calcext:value-type="float">
            <text:p>1,9</text:p>
          </table:table-cell>
          <table:table-cell table:formula="of:=MAX([.B11:.U11])" office:value-type="float" office:value="9" calcext:value-type="float">
            <text:p>9</text:p>
          </table:table-cell>
          <table:table-cell table:formula="of:=MIN([.B11:.U1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bli</text:p>
          </table:table-cell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 table:number-columns-repeated="5"/>
          <table:table-cell office:value-type="string" calcext:value-type="string">
            <text:p>bibli</text:p>
          </table:table-cell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2:.U12])" office:value-type="float" office:value="81" calcext:value-type="float">
            <text:p>81</text:p>
          </table:table-cell>
          <table:table-cell table:formula="of:=AVERAGE([.B12:.U12])" office:value-type="float" office:value="4.05" calcext:value-type="float">
            <text:p>4,05</text:p>
          </table:table-cell>
          <table:table-cell table:formula="of:=MAX([.B12:.U12])" office:value-type="float" office:value="18" calcext:value-type="float">
            <text:p>18</text:p>
          </table:table-cell>
          <table:table-cell table:formula="of:=MIN([.B12:.U12])" office:value-type="float" office:value="0" calcext:value-type="float">
            <text:p>0</text:p>
          </table:table-cell>
          <table:table-cell/>
          <table:table-cell office:value-type="string" calcext:value-type="string">
            <text:p>preservatif</text:p>
          </table:table-cell>
          <table:table-cell table:formula="of:=COVAR([.B9:.U9];[.B10:.U10])" office:value-type="float" office:value="0.535" calcext:value-type="float">
            <text:p>0,535</text:p>
          </table:table-cell>
          <table:table-cell table:formula="of:=COVAR([.B9:.U9];[.B11:.U11])" office:value-type="float" office:value="0.605" calcext:value-type="float">
            <text:p>0,605</text:p>
          </table:table-cell>
          <table:table-cell table:formula="of:=COVAR([.B9:.U9];[.B12:.U12])" office:value-type="float" office:value="0.3225" calcext:value-type="float">
            <text:p>0,3225</text:p>
          </table:table-cell>
          <table:table-cell table:number-columns-repeated="4"/>
          <table:table-cell office:value-type="string" calcext:value-type="string">
            <text:p>preservatif</text:p>
          </table:table-cell>
          <table:table-cell table:formula="of:=CORREL([.B9:.U9];[.B10:.U10])" office:value-type="float" office:value="0.339898416755289" calcext:value-type="float">
            <text:p>0,3398984168</text:p>
          </table:table-cell>
          <table:table-cell table:formula="of:=CORREL([.B9:.U9];[.B11:.U11])" office:value-type="float" office:value="0.145107404584832" calcext:value-type="float">
            <text:p>0,1451074046</text:p>
          </table:table-cell>
          <table:table-cell table:formula="of:=CORREL([.B9:.U9];[.B12:.U12])" office:value-type="float" office:value="0.0529065401091194" calcext:value-type="float">
            <text:p>0,0529065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_lieux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table:formula="of:=SUM([.H6:.H12])" office:value-type="float" office:value="8" calcext:value-type="float">
            <text:p>8</text:p>
          </table:table-cell>
          <table:table-cell table:formula="of:=SUM([.I6:.I12])" office:value-type="float" office:value="23" calcext:value-type="float">
            <text:p>23</text:p>
          </table:table-cell>
          <table:table-cell table:formula="of:=SUM([.J6:.J12])" office:value-type="float" office:value="18" calcext:value-type="float">
            <text:p>18</text:p>
          </table:table-cell>
          <table:table-cell table:formula="of:=SUM([.K6:.K12])" office:value-type="float" office:value="29" calcext:value-type="float">
            <text:p>29</text:p>
          </table:table-cell>
          <table:table-cell table:formula="of:=SUM([.L6:.L12])" office:value-type="float" office:value="35" calcext:value-type="float">
            <text:p>35</text:p>
          </table:table-cell>
          <table:table-cell table:formula="of:=SUM([.M6:.M12])" office:value-type="float" office:value="36" calcext:value-type="float">
            <text:p>36</text:p>
          </table:table-cell>
          <table:table-cell table:formula="of:=SUM([.N6:.N12])" office:value-type="float" office:value="34" calcext:value-type="float">
            <text:p>34</text:p>
          </table:table-cell>
          <table:table-cell table:formula="of:=SUM([.O6:.O12])" office:value-type="float" office:value="33" calcext:value-type="float">
            <text:p>33</text:p>
          </table:table-cell>
          <table:table-cell table:formula="of:=SUM([.P6:.P12])" office:value-type="float" office:value="42" calcext:value-type="float">
            <text:p>42</text:p>
          </table:table-cell>
          <table:table-cell table:formula="of:=SUM([.Q6:.Q12])" office:value-type="float" office:value="16" calcext:value-type="float">
            <text:p>16</text:p>
          </table:table-cell>
          <table:table-cell table:formula="of:=SUM([.R6:.R12])" office:value-type="float" office:value="22" calcext:value-type="float">
            <text:p>22</text:p>
          </table:table-cell>
          <table:table-cell table:formula="of:=SUM([.S6:.S12])" office:value-type="float" office:value="37" calcext:value-type="float">
            <text:p>37</text:p>
          </table:table-cell>
          <table:table-cell table:formula="of:=SUM([.T6:.T12])" office:value-type="float" office:value="23" calcext:value-type="float">
            <text:p>23</text:p>
          </table:table-cell>
          <table:table-cell table:formula="of:=SUM([.U6:.U12])" office:value-type="float" office:value="27" calcext:value-type="float">
            <text:p>27</text:p>
          </table:table-cell>
          <table:table-cell table:formula="of:=SUM([.V6:.V12])" office:value-type="float" office:value="537" calcext:value-type="float">
            <text:p>537</text:p>
          </table:table-cell>
          <table:table-cell table:formula="of:=AVERAGE([.B13:.U13])" office:value-type="float" office:value="32.7" calcext:value-type="float">
            <text:p>32,7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 table:number-columns-repeated="6"/>
          <table:table-cell office:value-type="string" calcext:value-type="string">
            <text:p>crous</text:p>
          </table:table-cell>
          <table:table-cell office:value-type="string" calcext:value-type="string">
            <text:p>bar</text:p>
          </table:table-cell>
          <table:table-cell table:number-columns-repeated="4"/>
        </table:table-row>
        <table:table-row table:style-name="ro1">
          <table:table-cell table:number-columns-repeated="26"/>
          <table:table-cell office:value-type="string" calcext:value-type="string">
            <text:p>bibli</text:p>
          </table:table-cell>
          <table:table-cell table:formula="of:=COVAR([.B10:.U10];[.B11:.U11])" office:value-type="float" office:value="-1.22" calcext:value-type="float">
            <text:p>-1,22</text:p>
          </table:table-cell>
          <table:table-cell table:formula="of:=COVAR([.B10:.U10];[.B12:.U12])" office:value-type="float" office:value="-0.965" calcext:value-type="float">
            <text:p>-0,965</text:p>
          </table:table-cell>
          <table:table-cell table:number-columns-repeated="5"/>
          <table:table-cell office:value-type="string" calcext:value-type="string">
            <text:p>bibli</text:p>
          </table:table-cell>
          <table:table-cell table:formula="of:=CORREL([.B10:.U10];[.B11:.U11])" office:value-type="float" office:value="-0.380639014602994" calcext:value-type="float">
            <text:p>-0,3806390146</text:p>
          </table:table-cell>
          <table:table-cell table:formula="of:=CORREL([.B10:.U10];[.B12:.U12])" office:value-type="float" office:value="-0.205933132472207" calcext:value-type="float">
            <text:p>-0,2059331325</text:p>
          </table:table-cell>
          <table:table-cell table:number-columns-repeated="4"/>
        </table:table-row>
        <table:table-row table:style-name="ro1">
          <table:table-cell table:number-columns-repeated="27"/>
          <table:table-cell office:value-type="string" calcext:value-type="string">
            <text:p>bar</text:p>
          </table:table-cell>
          <table:table-cell table:number-columns-repeated="7"/>
          <table:table-cell office:value-type="string" calcext:value-type="string">
            <text:p>bar</text:p>
          </table:table-cell>
          <table:table-cell table:number-columns-repeated="5"/>
        </table:table-row>
        <table:table-row table:style-name="ro1">
          <table:table-cell table:number-columns-repeated="26"/>
          <table:table-cell office:value-type="string" calcext:value-type="string">
            <text:p>crous</text:p>
          </table:table-cell>
          <table:table-cell table:formula="of:=COVAR([.B11:.U11];[.B12:.U12])" office:value-type="float" office:value="4.905" calcext:value-type="float">
            <text:p>4,905</text:p>
          </table:table-cell>
          <table:table-cell table:number-columns-repeated="6"/>
          <table:table-cell office:value-type="string" calcext:value-type="string">
            <text:p>crous</text:p>
          </table:table-cell>
          <table:table-cell table:formula="of:=CORREL([.B11:.U11];[.B12:.U12])" office:value-type="float" office:value="0.395163446036705" calcext:value-type="float">
            <text:p>0,395163446</text:p>
          </table:table-cell>
          <table:table-cell table:number-columns-repeated="5"/>
        </table:table-row>
        <table:table-row table:style-name="ro1">
          <table:table-cell table:number-columns-repeated="36"/>
          <table:table-cell office:value-type="string" calcext:value-type="string">
            <text:p>min corr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4"/>
          <table:table-cell office:value-type="string" calcext:value-type="string">
            <text:p>max corr</text:p>
          </table:table-cell>
          <table:table-cell/>
          <table:table-cell table:formula="of:=MIN([.AJ6:.AO16])" office:value-type="float" office:value="-0.380639014602994" calcext:value-type="float">
            <text:p>-0,3806390146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4"/>
          <table:table-cell table:formula="of:=MAX([.AJ6:.AO16])" office:value-type="float" office:value="0.667586862960412" calcext:value-type="float">
            <text:p>0,667586863</text:p>
          </table:table-cell>
          <table:table-cell/>
          <table:table-cell office:value-type="string" calcext:value-type="string">
            <text:p>bibli/crous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34"/>
          <table:table-cell office:value-type="string" calcext:value-type="string">
            <text:p>marche/pres</text:p>
          </table:table-cell>
          <table:table-cell table:number-columns-repeated="6"/>
        </table:table-row>
      </table:table>
      <table:table table:name="Feuille2" table:style-name="ta1">
        <table:shapes>
          <draw:frame draw:z-index="0" draw:style-name="gr1" draw:text-style-name="P1" svg:width="194.73mm" svg:height="98.34mm" svg:x="252.25mm" svg:y="116.02mm">
            <loext:p draw:notify-on-update-of-ranges="Feuille2.B1:Feuille2.U1 Feuille2.A5:Feuille2.A5 Feuille2.B5:Feuille2.U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9.62mm" svg:height="89.99mm" svg:x="26.36mm" svg:y="221.74mm">
            <loext:p draw:notify-on-update-of-ranges="Feuille2.B1:Feuille2.U1 Feuille2.A6:Feuille2.A6 Feuille2.B6:Feuille2.U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49.48mm" svg:y="118.14mm">
            <loext:p draw:notify-on-update-of-ranges="Feuille2.B1:Feuille2.U1 Feuille2.A7:Feuille2.A7 Feuille2.B7:Feuille2.U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252.69mm" svg:y="227.04mm">
            <loext:p draw:notify-on-update-of-ranges="Feuille2.B1:Feuille2.U1 Feuille2.A8:Feuille2.A8 Feuille2.B8:Feuille2.U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451.15mm" svg:y="219.08mm">
            <loext:p draw:notify-on-update-of-ranges="Feuille2.B1:Feuille2.U1 Feuille2.A9:Feuille2.A9 Feuille2.B9:Feuille2.U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59.99mm" svg:height="89.99mm" svg:x="27.76mm" svg:y="324.79mm">
            <loext:p draw:notify-on-update-of-ranges="Feuille2.B1:Feuille2.U1 Feuille2.A10:Feuille2.A10 Feuille2.B10:Feuille2.U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59.99mm" svg:height="89.99mm" svg:x="223.99mm" svg:y="328.78mm">
            <loext:p draw:notify-on-update-of-ranges="Feuille2.B1:Feuille2.U1 Feuille2.A11:Feuille2.A11 Feuille2.B11:Feuille2.U1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159.99mm" svg:height="89.99mm" svg:x="24.15mm" svg:y="449.61mm">
            <loext:p draw:notify-on-update-of-ranges="Feuille2.A4:Feuille2.A11 Feuille2.B1:Feuille2.B3 Feuille2.B4:Feuille2.B1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159.99mm" svg:height="89.99mm" svg:x="204.48mm" svg:y="449.36mm">
            <loext:p draw:notify-on-update-of-ranges="Feuille2.A4:Feuille2.A11 Feuille2.C1:Feuille2.C3 Feuille2.C4:Feuille2.C1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94.73mm" svg:height="98.34mm" svg:x="9.77mm" svg:y="82.87mm">
            <loext:p draw:notify-on-update-of-ranges="Feuille2.B1:Feuille2.U1 Feuille2.A4:Feuille2.A4 Feuille2.B4:Feuille2.U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/>
          <table:table-cell office:value-type="float" office:value="75001" calcext:value-type="float">
            <text:p>75001</text:p>
          </table:table-cell>
          <table:table-cell office:value-type="float" office:value="75002" calcext:value-type="float">
            <text:p>75002</text:p>
          </table:table-cell>
          <table:table-cell office:value-type="float" office:value="75003" calcext:value-type="float">
            <text:p>75003</text:p>
          </table:table-cell>
          <table:table-cell office:value-type="float" office:value="75004" calcext:value-type="float">
            <text:p>75004</text:p>
          </table:table-cell>
          <table:table-cell office:value-type="float" office:value="75005" calcext:value-type="float">
            <text:p>75005</text:p>
          </table:table-cell>
          <table:table-cell office:value-type="float" office:value="75006" calcext:value-type="float">
            <text:p>75006</text:p>
          </table:table-cell>
          <table:table-cell office:value-type="float" office:value="75007" calcext:value-type="float">
            <text:p>75007</text:p>
          </table:table-cell>
          <table:table-cell office:value-type="float" office:value="75008" calcext:value-type="float">
            <text:p>75008</text:p>
          </table:table-cell>
          <table:table-cell office:value-type="float" office:value="75009" calcext:value-type="float">
            <text:p>75009</text:p>
          </table:table-cell>
          <table:table-cell office:value-type="float" office:value="75010" calcext:value-type="float">
            <text:p>75010</text:p>
          </table:table-cell>
          <table:table-cell office:value-type="float" office:value="75011" calcext:value-type="float">
            <text:p>75011</text:p>
          </table:table-cell>
          <table:table-cell office:value-type="float" office:value="75012" calcext:value-type="float">
            <text:p>75012</text:p>
          </table:table-cell>
          <table:table-cell office:value-type="float" office:value="75013" calcext:value-type="float">
            <text:p>75013</text:p>
          </table:table-cell>
          <table:table-cell office:value-type="float" office:value="75014" calcext:value-type="float">
            <text:p>75014</text:p>
          </table:table-cell>
          <table:table-cell office:value-type="float" office:value="75015" calcext:value-type="float">
            <text:p>75015</text:p>
          </table:table-cell>
          <table:table-cell office:value-type="float" office:value="75016" calcext:value-type="float">
            <text:p>75016</text:p>
          </table:table-cell>
          <table:table-cell office:value-type="float" office:value="75017" calcext:value-type="float">
            <text:p>75017</text:p>
          </table:table-cell>
          <table:table-cell office:value-type="float" office:value="75018" calcext:value-type="float">
            <text:p>75018</text:p>
          </table:table-cell>
          <table:table-cell office:value-type="float" office:value="75019" calcext:value-type="float">
            <text:p>75019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Totaux</text:p>
          </table:table-cell>
          <table:table-cell office:value-type="string" calcext:value-type="string">
            <text:p>moyennes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cinema</text:p>
          </table:table-cell>
          <table:table-cell table:style-name="ce1" table:formula="of:=4/[.$D$6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B4:.U4])" office:value-type="float" office:value="88" calcext:value-type="float">
            <text:p>88</text:p>
          </table:table-cell>
          <table:table-cell table:formula="of:=AVERAGE([.B4:.U4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caf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SUM([.B5:.U5])" office:value-type="float" office:value="179" calcext:value-type="float">
            <text:p>179</text:p>
          </table:table-cell>
          <table:table-cell table:formula="of:=AVERAGE([.B5:.U5])" office:value-type="float" office:value="8.95" calcext:value-type="float">
            <text:p>8,95</text:p>
          </table:table-cell>
        </table:table-row>
        <table:table-row table:style-name="ro1">
          <table:table-cell office:value-type="string" calcext:value-type="string">
            <text:p>march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SUM([.B6:.U6])" office:value-type="float" office:value="94" calcext:value-type="float">
            <text:p>94</text:p>
          </table:table-cell>
          <table:table-cell table:formula="of:=AVERAGE([.B6:.U6])"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preservatif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B7:.U7])" office:value-type="float" office:value="31" calcext:value-type="float">
            <text:p>31</text:p>
          </table:table-cell>
          <table:table-cell table:formula="of:=AVERAGE([.B7:.U7])"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bibl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B8:.U8])" office:value-type="float" office:value="26" calcext:value-type="float">
            <text:p>26</text:p>
          </table:table-cell>
          <table:table-cell table:formula="of:=AVERAGE([.B8:.U8])" office:value-type="float" office:value="1.3" calcext:value-type="float">
            <text:p>1,3</text:p>
          </table:table-cell>
        </table:table-row>
        <table:table-row table:style-name="ro1">
          <table:table-cell office:value-type="string" calcext:value-type="string">
            <text:p>crou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U9])" office:value-type="float" office:value="38" calcext:value-type="float">
            <text:p>38</text:p>
          </table:table-cell>
          <table:table-cell table:formula="of:=AVERAGE([.B9:.U9])" office:value-type="float" office:value="1.9" calcext:value-type="float">
            <text:p>1,9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0:.U10])" office:value-type="float" office:value="81" calcext:value-type="float">
            <text:p>81</text:p>
          </table:table-cell>
          <table:table-cell table:formula="of:=AVERAGE([.B10:.U10])" office:value-type="float" office:value="4.05" calcext:value-type="float">
            <text:p>4,05</text:p>
          </table:table-cell>
        </table:table-row>
        <table:table-row table:style-name="ro1">
          <table:table-cell office:value-type="string" calcext:value-type="string">
            <text:p>total_lieux</text:p>
          </table:table-cell>
          <table:table-cell table:formula="of:=SUM([.B4:.B10])" office:value-type="float" office:value="21" calcext:value-type="float">
            <text:p>21</text:p>
          </table:table-cell>
          <table:table-cell table:formula="of:=SUM([.C4:.C10])" office:value-type="float" office:value="21" calcext:value-type="float">
            <text:p>21</text:p>
          </table:table-cell>
          <table:table-cell table:formula="of:=SUM([.D4:.D10])" office:value-type="float" office:value="8" calcext:value-type="float">
            <text:p>8</text:p>
          </table:table-cell>
          <table:table-cell table:formula="of:=SUM([.E4:.E10])" office:value-type="float" office:value="17" calcext:value-type="float">
            <text:p>17</text:p>
          </table:table-cell>
          <table:table-cell table:formula="of:=SUM([.F4:.F10])" office:value-type="float" office:value="56" calcext:value-type="float">
            <text:p>56</text:p>
          </table:table-cell>
          <table:table-cell table:formula="of:=SUM([.G4:.G10])" office:value-type="float" office:value="31" calcext:value-type="float">
            <text:p>31</text:p>
          </table:table-cell>
          <table:table-cell table:formula="of:=SUM([.H4:.H10])" office:value-type="float" office:value="8" calcext:value-type="float">
            <text:p>8</text:p>
          </table:table-cell>
          <table:table-cell table:formula="of:=SUM([.I4:.I10])" office:value-type="float" office:value="23" calcext:value-type="float">
            <text:p>23</text:p>
          </table:table-cell>
          <table:table-cell table:formula="of:=SUM([.J4:.J10])" office:value-type="float" office:value="18" calcext:value-type="float">
            <text:p>18</text:p>
          </table:table-cell>
          <table:table-cell table:formula="of:=SUM([.K4:.K10])" office:value-type="float" office:value="29" calcext:value-type="float">
            <text:p>29</text:p>
          </table:table-cell>
          <table:table-cell table:formula="of:=SUM([.L4:.L10])" office:value-type="float" office:value="35" calcext:value-type="float">
            <text:p>35</text:p>
          </table:table-cell>
          <table:table-cell table:formula="of:=SUM([.M4:.M10])" office:value-type="float" office:value="36" calcext:value-type="float">
            <text:p>36</text:p>
          </table:table-cell>
          <table:table-cell table:formula="of:=SUM([.N4:.N10])" office:value-type="float" office:value="34" calcext:value-type="float">
            <text:p>34</text:p>
          </table:table-cell>
          <table:table-cell table:formula="of:=SUM([.O4:.O10])" office:value-type="float" office:value="33" calcext:value-type="float">
            <text:p>33</text:p>
          </table:table-cell>
          <table:table-cell table:formula="of:=SUM([.P4:.P10])" office:value-type="float" office:value="42" calcext:value-type="float">
            <text:p>42</text:p>
          </table:table-cell>
          <table:table-cell table:formula="of:=SUM([.Q4:.Q10])" office:value-type="float" office:value="16" calcext:value-type="float">
            <text:p>16</text:p>
          </table:table-cell>
          <table:table-cell table:formula="of:=SUM([.R4:.R10])" office:value-type="float" office:value="22" calcext:value-type="float">
            <text:p>22</text:p>
          </table:table-cell>
          <table:table-cell table:formula="of:=SUM([.S4:.S10])" office:value-type="float" office:value="37" calcext:value-type="float">
            <text:p>37</text:p>
          </table:table-cell>
          <table:table-cell table:formula="of:=SUM([.T4:.T10])" office:value-type="float" office:value="23" calcext:value-type="float">
            <text:p>23</text:p>
          </table:table-cell>
          <table:table-cell table:formula="of:=SUM([.U4:.U10])" office:value-type="float" office:value="27" calcext:value-type="float">
            <text:p>27</text:p>
          </table:table-cell>
          <table:table-cell table:formula="of:=SUM([.V4:.V10])" office:value-type="float" office:value="537" calcext:value-type="float">
            <text:p>537</text:p>
          </table:table-cell>
          <table:table-cell table:formula="of:=AVERAGE([.B11:.U11])" office:value-type="float" office:value="26.85" calcext:value-type="float">
            <text:p>26,85</text:p>
          </table:table-cell>
        </table:table-row>
        <table:table-row table:style-name="ro1" table:number-rows-repeated="85">
          <table:table-cell table:number-columns-repeated="23"/>
        </table:table-row>
        <table:table-row table:style-name="ro1">
          <table:table-cell table:number-columns-repeated="9"/>
          <table:table-cell office:value-type="string" calcext:value-type="string">
            <text:p>ARRONDISSEMENTS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4:11:13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7:21:29.943000000</meta:creation-date>
    <dc:date>2017-01-04T14:25:23.584000000</dc:date>
    <meta:editing-duration>PT22M48S</meta:editing-duration>
    <meta:editing-cycles>5</meta:editing-cycles>
    <meta:generator>LibreOffice/5.1.6.2$Windows_x86 LibreOffice_project/07ac168c60a517dba0f0d7bc7540f5afa45f0909</meta:generator>
    <meta:document-statistic meta:table-count="2" meta:cell-count="53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74cm" svg:height="9.835cm" xlink:href=".." xlink:type="simple" chart:class="chart:bar" chart:style-name="ch1">
        <chart:legend chart:legend-position="end" svg:x="17.608cm" svg:y="4.618cm" style:legend-expansion="high" chart:style-name="ch2"/>
        <chart:plot-area chart:style-name="ch3" table:cell-range-address="Feuille2.B1:Feuille2.U1 Feuille2.A4:Feuille2.U4" chart:data-source-has-labels="both" svg:x="0.558cm" svg:y="-0.003cm" svg:width="16.868cm" svg:height="9.312cm">
          <chartooo:coordinate-region svg:x="1.179cm" svg:y="0.196cm" svg:width="16.247cm" svg:height="7.928cm"/>
          <chart:axis chart:dimension="x" chart:name="primary-x" chart:style-name="ch4" chartooo:axis-type="auto">
            <chartooo:date-scale/>
            <chart:categories table:cell-range-address="Feuille2.B1:Feuille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4:Feuille2.U4" chart:label-cell-address="Feuille2.A4:Feuille2.A4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75001">
                <text:p>75001</text:p>
                <draw:g>
                  <svg:desc>Feuille2.B1:Feuille2.U1</svg:desc>
                </draw:g>
              </table:table-cell>
              <table:table-cell office:value-type="float" office:value="75002">
                <text:p>75002</text:p>
              </table:table-cell>
              <table:table-cell office:value-type="float" office:value="75003">
                <text:p>75003</text:p>
              </table:table-cell>
              <table:table-cell office:value-type="float" office:value="75004">
                <text:p>75004</text:p>
              </table:table-cell>
              <table:table-cell office:value-type="float" office:value="75005">
                <text:p>75005</text:p>
              </table:table-cell>
              <table:table-cell office:value-type="float" office:value="75006">
                <text:p>75006</text:p>
              </table:table-cell>
              <table:table-cell office:value-type="float" office:value="75007">
                <text:p>75007</text:p>
              </table:table-cell>
              <table:table-cell office:value-type="float" office:value="75008">
                <text:p>75008</text:p>
              </table:table-cell>
              <table:table-cell office:value-type="float" office:value="75009">
                <text:p>75009</text:p>
              </table:table-cell>
              <table:table-cell office:value-type="float" office:value="75010">
                <text:p>75010</text:p>
              </table:table-cell>
              <table:table-cell office:value-type="float" office:value="75011">
                <text:p>75011</text:p>
              </table:table-cell>
              <table:table-cell office:value-type="float" office:value="75012">
                <text:p>75012</text:p>
              </table:table-cell>
              <table:table-cell office:value-type="float" office:value="75013">
                <text:p>75013</text:p>
              </table:table-cell>
              <table:table-cell office:value-type="float" office:value="75014">
                <text:p>75014</text:p>
              </table:table-cell>
              <table:table-cell office:value-type="float" office:value="75015">
                <text:p>75015</text:p>
              </table:table-cell>
              <table:table-cell office:value-type="float" office:value="75016">
                <text:p>75016</text:p>
              </table:table-cell>
              <table:table-cell office:value-type="float" office:value="75017">
                <text:p>75017</text:p>
              </table:table-cell>
              <table:table-cell office:value-type="float" office:value="75018">
                <text:p>75018</text:p>
              </table:table-cell>
              <table:table-cell office:value-type="float" office:value="75019">
                <text:p>75019</text:p>
              </table:table-cell>
              <table:table-cell office:value-type="float" office:value="75020">
                <text:p>75020</text:p>
              </table:table-cell>
            </table:table-row>
          </table:table-header-rows>
          <table:table-rows>
            <table:table-row>
              <table:table-cell office:value-type="string">
                <text:p>cinema</text:p>
                <draw:g>
                  <svg:desc>Feuille2.A4:Feuille2.A4</svg:desc>
                </draw:g>
              </table:table-cell>
              <table:table-cell office:value-type="float" office:value="4">
                <text:p>4</text:p>
                <draw:g>
                  <svg:desc>Feuille2.B4:Feuille2.U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Feuille2.A4:Feuille2.A11 Feuille2.C1:Feuille2.C11" chart:data-source-has-labels="both" svg:x="0.32cm" svg:y="0.18cm" svg:width="13.467cm" svg:height="8.64cm">
          <chartooo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Feuille2.A4:Feuille2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C4:Feuille2.C11" chart:label-cell-address="Feuille2.C1:Feuille2.C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002</text:p>
                <text:list>
                  <text:list-item>
                    <text:p>75002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2.C1:Feuille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nema</text:p>
                <draw:g>
                  <svg:desc>Feuille2.A4:Feuille2.A11</svg:desc>
                </draw:g>
              </table:table-cell>
              <table:table-cell office:value-type="float" office:value="3">
                <text:p>3</text:p>
                <draw:g>
                  <svg:desc>Feuille2.C4:Feuille2.C11</svg:desc>
                </draw:g>
              </table:table-cell>
            </table:table-row>
            <table:table-row>
              <table:table-cell office:value-type="string">
                <text:p>caf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h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eservatif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bl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ou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_lieux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74cm" svg:height="9.835cm" xlink:href=".." xlink:type="simple" chart:class="chart:bar" chart:style-name="ch1">
        <chart:legend chart:legend-position="end" svg:x="18.084cm" svg:y="4.618cm" style:legend-expansion="high" chart:style-name="ch2"/>
        <chart:plot-area chart:style-name="ch3" table:cell-range-address="Feuille2.B1:Feuille2.U1 Feuille2.A5:Feuille2.U5" chart:data-source-has-labels="both" svg:x="0.558cm" svg:y="-0.003cm" svg:width="16.868cm" svg:height="9.312cm">
          <chartooo:coordinate-region svg:x="1.179cm" svg:y="0.196cm" svg:width="16.247cm" svg:height="7.928cm"/>
          <chart:axis chart:dimension="x" chart:name="primary-x" chart:style-name="ch4" chartooo:axis-type="auto">
            <chartooo:date-scale/>
            <chart:categories table:cell-range-address="Feuille2.B1:Feuille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5:Feuille2.U5" chart:label-cell-address="Feuille2.A5:Feuille2.A5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75001">
                <text:p>75001</text:p>
                <draw:g>
                  <svg:desc>Feuille2.B1:Feuille2.U1</svg:desc>
                </draw:g>
              </table:table-cell>
              <table:table-cell office:value-type="float" office:value="75002">
                <text:p>75002</text:p>
              </table:table-cell>
              <table:table-cell office:value-type="float" office:value="75003">
                <text:p>75003</text:p>
              </table:table-cell>
              <table:table-cell office:value-type="float" office:value="75004">
                <text:p>75004</text:p>
              </table:table-cell>
              <table:table-cell office:value-type="float" office:value="75005">
                <text:p>75005</text:p>
              </table:table-cell>
              <table:table-cell office:value-type="float" office:value="75006">
                <text:p>75006</text:p>
              </table:table-cell>
              <table:table-cell office:value-type="float" office:value="75007">
                <text:p>75007</text:p>
              </table:table-cell>
              <table:table-cell office:value-type="float" office:value="75008">
                <text:p>75008</text:p>
              </table:table-cell>
              <table:table-cell office:value-type="float" office:value="75009">
                <text:p>75009</text:p>
              </table:table-cell>
              <table:table-cell office:value-type="float" office:value="75010">
                <text:p>75010</text:p>
              </table:table-cell>
              <table:table-cell office:value-type="float" office:value="75011">
                <text:p>75011</text:p>
              </table:table-cell>
              <table:table-cell office:value-type="float" office:value="75012">
                <text:p>75012</text:p>
              </table:table-cell>
              <table:table-cell office:value-type="float" office:value="75013">
                <text:p>75013</text:p>
              </table:table-cell>
              <table:table-cell office:value-type="float" office:value="75014">
                <text:p>75014</text:p>
              </table:table-cell>
              <table:table-cell office:value-type="float" office:value="75015">
                <text:p>75015</text:p>
              </table:table-cell>
              <table:table-cell office:value-type="float" office:value="75016">
                <text:p>75016</text:p>
              </table:table-cell>
              <table:table-cell office:value-type="float" office:value="75017">
                <text:p>75017</text:p>
              </table:table-cell>
              <table:table-cell office:value-type="float" office:value="75018">
                <text:p>75018</text:p>
              </table:table-cell>
              <table:table-cell office:value-type="float" office:value="75019">
                <text:p>75019</text:p>
              </table:table-cell>
              <table:table-cell office:value-type="float" office:value="75020">
                <text:p>75020</text:p>
              </table:table-cell>
            </table:table-row>
          </table:table-header-rows>
          <table:table-rows>
            <table:table-row>
              <table:table-cell office:value-type="string">
                <text:p>cafe</text:p>
                <draw:g>
                  <svg:desc>Feuille2.A5:Feuille2.A5</svg:desc>
                </draw:g>
              </table:table-cell>
              <table:table-cell office:value-type="float" office:value="8">
                <text:p>8</text:p>
                <draw:g>
                  <svg:desc>Feuille2.B5:Feuille2.U5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63cm" svg:height="9cm" xlink:href=".." xlink:type="simple" chart:class="chart:bar" chart:style-name="ch1">
        <chart:legend chart:legend-position="end" svg:x="16.07cm" svg:y="4.201cm" style:legend-expansion="high" chart:style-name="ch2"/>
        <chart:plot-area chart:style-name="ch3" table:cell-range-address="Feuille2.B1:Feuille2.U1 Feuille2.A6:Feuille2.U6" chart:data-source-has-labels="both" svg:x="0.359cm" svg:y="0.18cm" svg:width="15.352cm" svg:height="8.64cm">
          <chartooo:coordinate-region svg:x="0.98cm" svg:y="0.18cm" svg:width="14.731cm" svg:height="7.256cm"/>
          <chart:axis chart:dimension="x" chart:name="primary-x" chart:style-name="ch4" chartooo:axis-type="auto">
            <chartooo:date-scale/>
            <chart:categories table:cell-range-address="Feuille2.B1:Feuille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6:Feuille2.U6" chart:label-cell-address="Feuille2.A6:Feuille2.A6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75001">
                <text:p>75001</text:p>
                <draw:g>
                  <svg:desc>Feuille2.B1:Feuille2.U1</svg:desc>
                </draw:g>
              </table:table-cell>
              <table:table-cell office:value-type="float" office:value="75002">
                <text:p>75002</text:p>
              </table:table-cell>
              <table:table-cell office:value-type="float" office:value="75003">
                <text:p>75003</text:p>
              </table:table-cell>
              <table:table-cell office:value-type="float" office:value="75004">
                <text:p>75004</text:p>
              </table:table-cell>
              <table:table-cell office:value-type="float" office:value="75005">
                <text:p>75005</text:p>
              </table:table-cell>
              <table:table-cell office:value-type="float" office:value="75006">
                <text:p>75006</text:p>
              </table:table-cell>
              <table:table-cell office:value-type="float" office:value="75007">
                <text:p>75007</text:p>
              </table:table-cell>
              <table:table-cell office:value-type="float" office:value="75008">
                <text:p>75008</text:p>
              </table:table-cell>
              <table:table-cell office:value-type="float" office:value="75009">
                <text:p>75009</text:p>
              </table:table-cell>
              <table:table-cell office:value-type="float" office:value="75010">
                <text:p>75010</text:p>
              </table:table-cell>
              <table:table-cell office:value-type="float" office:value="75011">
                <text:p>75011</text:p>
              </table:table-cell>
              <table:table-cell office:value-type="float" office:value="75012">
                <text:p>75012</text:p>
              </table:table-cell>
              <table:table-cell office:value-type="float" office:value="75013">
                <text:p>75013</text:p>
              </table:table-cell>
              <table:table-cell office:value-type="float" office:value="75014">
                <text:p>75014</text:p>
              </table:table-cell>
              <table:table-cell office:value-type="float" office:value="75015">
                <text:p>75015</text:p>
              </table:table-cell>
              <table:table-cell office:value-type="float" office:value="75016">
                <text:p>75016</text:p>
              </table:table-cell>
              <table:table-cell office:value-type="float" office:value="75017">
                <text:p>75017</text:p>
              </table:table-cell>
              <table:table-cell office:value-type="float" office:value="75018">
                <text:p>75018</text:p>
              </table:table-cell>
              <table:table-cell office:value-type="float" office:value="75019">
                <text:p>75019</text:p>
              </table:table-cell>
              <table:table-cell office:value-type="float" office:value="75020">
                <text:p>75020</text:p>
              </table:table-cell>
            </table:table-row>
          </table:table-header-rows>
          <table:table-rows>
            <table:table-row>
              <table:table-cell office:value-type="string">
                <text:p>marche</text:p>
                <draw:g>
                  <svg:desc>Feuille2.A6:Feuille2.A6</svg:desc>
                </draw:g>
              </table:table-cell>
              <table:table-cell office:value-type="float" office:value="2">
                <text:p>2</text:p>
                <draw:g>
                  <svg:desc>Feuille2.B6:Feuille2.U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Feuille2.B1:Feuille2.U1 Feuille2.A7:Feuille2.U7" chart:data-source-has-labels="both" svg:x="0.32cm" svg:y="0.18cm" svg:width="12.885cm" svg:height="8.64cm">
          <chartooo:coordinate-region svg:x="0.805cm" svg:y="0.18cm" svg:width="12.4cm" svg:height="7.256cm"/>
          <chart:axis chart:dimension="x" chart:name="primary-x" chart:style-name="ch4" chartooo:axis-type="auto">
            <chartooo:date-scale/>
            <chart:categories table:cell-range-address="Feuille2.B1:Feuille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7:Feuille2.U7" chart:label-cell-address="Feuille2.A7:Feuille2.A7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75001">
                <text:p>75001</text:p>
                <draw:g>
                  <svg:desc>Feuille2.B1:Feuille2.U1</svg:desc>
                </draw:g>
              </table:table-cell>
              <table:table-cell office:value-type="float" office:value="75002">
                <text:p>75002</text:p>
              </table:table-cell>
              <table:table-cell office:value-type="float" office:value="75003">
                <text:p>75003</text:p>
              </table:table-cell>
              <table:table-cell office:value-type="float" office:value="75004">
                <text:p>75004</text:p>
              </table:table-cell>
              <table:table-cell office:value-type="float" office:value="75005">
                <text:p>75005</text:p>
              </table:table-cell>
              <table:table-cell office:value-type="float" office:value="75006">
                <text:p>75006</text:p>
              </table:table-cell>
              <table:table-cell office:value-type="float" office:value="75007">
                <text:p>75007</text:p>
              </table:table-cell>
              <table:table-cell office:value-type="float" office:value="75008">
                <text:p>75008</text:p>
              </table:table-cell>
              <table:table-cell office:value-type="float" office:value="75009">
                <text:p>75009</text:p>
              </table:table-cell>
              <table:table-cell office:value-type="float" office:value="75010">
                <text:p>75010</text:p>
              </table:table-cell>
              <table:table-cell office:value-type="float" office:value="75011">
                <text:p>75011</text:p>
              </table:table-cell>
              <table:table-cell office:value-type="float" office:value="75012">
                <text:p>75012</text:p>
              </table:table-cell>
              <table:table-cell office:value-type="float" office:value="75013">
                <text:p>75013</text:p>
              </table:table-cell>
              <table:table-cell office:value-type="float" office:value="75014">
                <text:p>75014</text:p>
              </table:table-cell>
              <table:table-cell office:value-type="float" office:value="75015">
                <text:p>75015</text:p>
              </table:table-cell>
              <table:table-cell office:value-type="float" office:value="75016">
                <text:p>75016</text:p>
              </table:table-cell>
              <table:table-cell office:value-type="float" office:value="75017">
                <text:p>75017</text:p>
              </table:table-cell>
              <table:table-cell office:value-type="float" office:value="75018">
                <text:p>75018</text:p>
              </table:table-cell>
              <table:table-cell office:value-type="float" office:value="75019">
                <text:p>75019</text:p>
              </table:table-cell>
              <table:table-cell office:value-type="float" office:value="75020">
                <text:p>75020</text:p>
              </table:table-cell>
            </table:table-row>
          </table:table-header-rows>
          <table:table-rows>
            <table:table-row>
              <table:table-cell office:value-type="string">
                <text:p>preservatifs</text:p>
                <draw:g>
                  <svg:desc>Feuille2.A7:Feuille2.A7</svg:desc>
                </draw:g>
              </table:table-cell>
              <table:table-cell office:value-type="float" office:value="0">
                <text:p>0</text:p>
                <draw:g>
                  <svg:desc>Feuille2.B7:Feuille2.U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36cm" svg:y="4.201cm" style:legend-expansion="high" chart:style-name="ch2"/>
        <chart:plot-area chart:style-name="ch3" table:cell-range-address="Feuille2.B1:Feuille2.U1 Feuille2.A8:Feuille2.U8" chart:data-source-has-labels="both" svg:x="0.293cm" svg:y="-0.02cm" svg:width="13.995cm" svg:height="8.639cm">
          <chartooo:coordinate-region svg:x="1.02cm" svg:y="0.179cm" svg:width="13.268cm" svg:height="7.255cm"/>
          <chart:axis chart:dimension="x" chart:name="primary-x" chart:style-name="ch4" chartooo:axis-type="auto">
            <chartooo:date-scale/>
            <chart:categories table:cell-range-address="Feuille2.B1:Feuille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8:Feuille2.U8" chart:label-cell-address="Feuille2.A8:Feuille2.A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75001">
                <text:p>75001</text:p>
                <draw:g>
                  <svg:desc>Feuille2.B1:Feuille2.U1</svg:desc>
                </draw:g>
              </table:table-cell>
              <table:table-cell office:value-type="float" office:value="75002">
                <text:p>75002</text:p>
              </table:table-cell>
              <table:table-cell office:value-type="float" office:value="75003">
                <text:p>75003</text:p>
              </table:table-cell>
              <table:table-cell office:value-type="float" office:value="75004">
                <text:p>75004</text:p>
              </table:table-cell>
              <table:table-cell office:value-type="float" office:value="75005">
                <text:p>75005</text:p>
              </table:table-cell>
              <table:table-cell office:value-type="float" office:value="75006">
                <text:p>75006</text:p>
              </table:table-cell>
              <table:table-cell office:value-type="float" office:value="75007">
                <text:p>75007</text:p>
              </table:table-cell>
              <table:table-cell office:value-type="float" office:value="75008">
                <text:p>75008</text:p>
              </table:table-cell>
              <table:table-cell office:value-type="float" office:value="75009">
                <text:p>75009</text:p>
              </table:table-cell>
              <table:table-cell office:value-type="float" office:value="75010">
                <text:p>75010</text:p>
              </table:table-cell>
              <table:table-cell office:value-type="float" office:value="75011">
                <text:p>75011</text:p>
              </table:table-cell>
              <table:table-cell office:value-type="float" office:value="75012">
                <text:p>75012</text:p>
              </table:table-cell>
              <table:table-cell office:value-type="float" office:value="75013">
                <text:p>75013</text:p>
              </table:table-cell>
              <table:table-cell office:value-type="float" office:value="75014">
                <text:p>75014</text:p>
              </table:table-cell>
              <table:table-cell office:value-type="float" office:value="75015">
                <text:p>75015</text:p>
              </table:table-cell>
              <table:table-cell office:value-type="float" office:value="75016">
                <text:p>75016</text:p>
              </table:table-cell>
              <table:table-cell office:value-type="float" office:value="75017">
                <text:p>75017</text:p>
              </table:table-cell>
              <table:table-cell office:value-type="float" office:value="75018">
                <text:p>75018</text:p>
              </table:table-cell>
              <table:table-cell office:value-type="float" office:value="75019">
                <text:p>75019</text:p>
              </table:table-cell>
              <table:table-cell office:value-type="float" office:value="75020">
                <text:p>75020</text:p>
              </table:table-cell>
            </table:table-row>
          </table:table-header-rows>
          <table:table-rows>
            <table:table-row>
              <table:table-cell office:value-type="string">
                <text:p>bibli</text:p>
                <draw:g>
                  <svg:desc>Feuille2.A8:Feuille2.A8</svg:desc>
                </draw:g>
              </table:table-cell>
              <table:table-cell office:value-type="float" office:value="2">
                <text:p>2</text:p>
                <draw:g>
                  <svg:desc>Feuille2.B8:Feuille2.U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01cm" style:legend-expansion="high" chart:style-name="ch2"/>
        <chart:plot-area chart:style-name="ch3" table:cell-range-address="Feuille2.B1:Feuille2.U1 Feuille2.A9:Feuille2.U9" chart:data-source-has-labels="both" svg:x="0.292cm" svg:y="0.007cm" svg:width="13.757cm" svg:height="8.639cm">
          <chartooo:coordinate-region svg:x="0.913cm" svg:y="0.206cm" svg:width="13.136cm" svg:height="7.255cm"/>
          <chart:axis chart:dimension="x" chart:name="primary-x" chart:style-name="ch4" chartooo:axis-type="auto">
            <chartooo:date-scale/>
            <chart:categories table:cell-range-address="Feuille2.B1:Feuille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9:Feuille2.U9" chart:label-cell-address="Feuille2.A9:Feuille2.A9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75001">
                <text:p>75001</text:p>
                <draw:g>
                  <svg:desc>Feuille2.B1:Feuille2.U1</svg:desc>
                </draw:g>
              </table:table-cell>
              <table:table-cell office:value-type="float" office:value="75002">
                <text:p>75002</text:p>
              </table:table-cell>
              <table:table-cell office:value-type="float" office:value="75003">
                <text:p>75003</text:p>
              </table:table-cell>
              <table:table-cell office:value-type="float" office:value="75004">
                <text:p>75004</text:p>
              </table:table-cell>
              <table:table-cell office:value-type="float" office:value="75005">
                <text:p>75005</text:p>
              </table:table-cell>
              <table:table-cell office:value-type="float" office:value="75006">
                <text:p>75006</text:p>
              </table:table-cell>
              <table:table-cell office:value-type="float" office:value="75007">
                <text:p>75007</text:p>
              </table:table-cell>
              <table:table-cell office:value-type="float" office:value="75008">
                <text:p>75008</text:p>
              </table:table-cell>
              <table:table-cell office:value-type="float" office:value="75009">
                <text:p>75009</text:p>
              </table:table-cell>
              <table:table-cell office:value-type="float" office:value="75010">
                <text:p>75010</text:p>
              </table:table-cell>
              <table:table-cell office:value-type="float" office:value="75011">
                <text:p>75011</text:p>
              </table:table-cell>
              <table:table-cell office:value-type="float" office:value="75012">
                <text:p>75012</text:p>
              </table:table-cell>
              <table:table-cell office:value-type="float" office:value="75013">
                <text:p>75013</text:p>
              </table:table-cell>
              <table:table-cell office:value-type="float" office:value="75014">
                <text:p>75014</text:p>
              </table:table-cell>
              <table:table-cell office:value-type="float" office:value="75015">
                <text:p>75015</text:p>
              </table:table-cell>
              <table:table-cell office:value-type="float" office:value="75016">
                <text:p>75016</text:p>
              </table:table-cell>
              <table:table-cell office:value-type="float" office:value="75017">
                <text:p>75017</text:p>
              </table:table-cell>
              <table:table-cell office:value-type="float" office:value="75018">
                <text:p>75018</text:p>
              </table:table-cell>
              <table:table-cell office:value-type="float" office:value="75019">
                <text:p>75019</text:p>
              </table:table-cell>
              <table:table-cell office:value-type="float" office:value="75020">
                <text:p>75020</text:p>
              </table:table-cell>
            </table:table-row>
          </table:table-header-rows>
          <table:table-rows>
            <table:table-row>
              <table:table-cell office:value-type="string">
                <text:p>crous</text:p>
                <draw:g>
                  <svg:desc>Feuille2.A9:Feuille2.A9</svg:desc>
                </draw:g>
              </table:table-cell>
              <table:table-cell office:value-type="float" office:value="0">
                <text:p>0</text:p>
                <draw:g>
                  <svg:desc>Feuille2.B9:Feuille2.U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69cm" svg:y="4.201cm" style:legend-expansion="high" chart:style-name="ch2"/>
        <chart:plot-area chart:style-name="ch3" table:cell-range-address="Feuille2.B1:Feuille2.U1 Feuille2.A10:Feuille2.U10" chart:data-source-has-labels="both" svg:x="0.32cm" svg:y="0.18cm" svg:width="14.129cm" svg:height="8.64cm">
          <chartooo:coordinate-region svg:x="0.941cm" svg:y="0.18cm" svg:width="13.508cm" svg:height="7.256cm"/>
          <chart:axis chart:dimension="x" chart:name="primary-x" chart:style-name="ch4" chartooo:axis-type="auto">
            <chartooo:date-scale/>
            <chart:categories table:cell-range-address="Feuille2.B1:Feuille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0:Feuille2.U10" chart:label-cell-address="Feuille2.A10:Feuille2.A10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75001">
                <text:p>75001</text:p>
                <draw:g>
                  <svg:desc>Feuille2.B1:Feuille2.U1</svg:desc>
                </draw:g>
              </table:table-cell>
              <table:table-cell office:value-type="float" office:value="75002">
                <text:p>75002</text:p>
              </table:table-cell>
              <table:table-cell office:value-type="float" office:value="75003">
                <text:p>75003</text:p>
              </table:table-cell>
              <table:table-cell office:value-type="float" office:value="75004">
                <text:p>75004</text:p>
              </table:table-cell>
              <table:table-cell office:value-type="float" office:value="75005">
                <text:p>75005</text:p>
              </table:table-cell>
              <table:table-cell office:value-type="float" office:value="75006">
                <text:p>75006</text:p>
              </table:table-cell>
              <table:table-cell office:value-type="float" office:value="75007">
                <text:p>75007</text:p>
              </table:table-cell>
              <table:table-cell office:value-type="float" office:value="75008">
                <text:p>75008</text:p>
              </table:table-cell>
              <table:table-cell office:value-type="float" office:value="75009">
                <text:p>75009</text:p>
              </table:table-cell>
              <table:table-cell office:value-type="float" office:value="75010">
                <text:p>75010</text:p>
              </table:table-cell>
              <table:table-cell office:value-type="float" office:value="75011">
                <text:p>75011</text:p>
              </table:table-cell>
              <table:table-cell office:value-type="float" office:value="75012">
                <text:p>75012</text:p>
              </table:table-cell>
              <table:table-cell office:value-type="float" office:value="75013">
                <text:p>75013</text:p>
              </table:table-cell>
              <table:table-cell office:value-type="float" office:value="75014">
                <text:p>75014</text:p>
              </table:table-cell>
              <table:table-cell office:value-type="float" office:value="75015">
                <text:p>75015</text:p>
              </table:table-cell>
              <table:table-cell office:value-type="float" office:value="75016">
                <text:p>75016</text:p>
              </table:table-cell>
              <table:table-cell office:value-type="float" office:value="75017">
                <text:p>75017</text:p>
              </table:table-cell>
              <table:table-cell office:value-type="float" office:value="75018">
                <text:p>75018</text:p>
              </table:table-cell>
              <table:table-cell office:value-type="float" office:value="75019">
                <text:p>75019</text:p>
              </table:table-cell>
              <table:table-cell office:value-type="float" office:value="75020">
                <text:p>75020</text:p>
              </table:table-cell>
            </table:table-row>
          </table:table-header-rows>
          <table:table-rows>
            <table:table-row>
              <table:table-cell office:value-type="string">
                <text:p>bar</text:p>
                <draw:g>
                  <svg:desc>Feuille2.A10:Feuille2.A10</svg:desc>
                </draw:g>
              </table:table-cell>
              <table:table-cell office:value-type="float" office:value="5">
                <text:p>5</text:p>
                <draw:g>
                  <svg:desc>Feuille2.B10:Feuille2.U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4.201cm" style:legend-expansion="high" chart:style-name="ch2"/>
        <chart:plot-area chart:style-name="ch3" table:cell-range-address="Feuille2.B1:Feuille2.U1 Feuille2.A11:Feuille2.U11" chart:data-source-has-labels="both" svg:x="0.32cm" svg:y="0.18cm" svg:width="13.044cm" svg:height="8.64cm">
          <chartooo:coordinate-region svg:x="0.941cm" svg:y="0.18cm" svg:width="12.423cm" svg:height="7.256cm"/>
          <chart:axis chart:dimension="x" chart:name="primary-x" chart:style-name="ch4" chartooo:axis-type="auto">
            <chartooo:date-scale/>
            <chart:categories table:cell-range-address="Feuille2.B1:Feuille2.U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11:Feuille2.U11" chart:label-cell-address="Feuille2.A11:Feuille2.A1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75001">
                <text:p>75001</text:p>
                <draw:g>
                  <svg:desc>Feuille2.B1:Feuille2.U1</svg:desc>
                </draw:g>
              </table:table-cell>
              <table:table-cell office:value-type="float" office:value="75002">
                <text:p>75002</text:p>
              </table:table-cell>
              <table:table-cell office:value-type="float" office:value="75003">
                <text:p>75003</text:p>
              </table:table-cell>
              <table:table-cell office:value-type="float" office:value="75004">
                <text:p>75004</text:p>
              </table:table-cell>
              <table:table-cell office:value-type="float" office:value="75005">
                <text:p>75005</text:p>
              </table:table-cell>
              <table:table-cell office:value-type="float" office:value="75006">
                <text:p>75006</text:p>
              </table:table-cell>
              <table:table-cell office:value-type="float" office:value="75007">
                <text:p>75007</text:p>
              </table:table-cell>
              <table:table-cell office:value-type="float" office:value="75008">
                <text:p>75008</text:p>
              </table:table-cell>
              <table:table-cell office:value-type="float" office:value="75009">
                <text:p>75009</text:p>
              </table:table-cell>
              <table:table-cell office:value-type="float" office:value="75010">
                <text:p>75010</text:p>
              </table:table-cell>
              <table:table-cell office:value-type="float" office:value="75011">
                <text:p>75011</text:p>
              </table:table-cell>
              <table:table-cell office:value-type="float" office:value="75012">
                <text:p>75012</text:p>
              </table:table-cell>
              <table:table-cell office:value-type="float" office:value="75013">
                <text:p>75013</text:p>
              </table:table-cell>
              <table:table-cell office:value-type="float" office:value="75014">
                <text:p>75014</text:p>
              </table:table-cell>
              <table:table-cell office:value-type="float" office:value="75015">
                <text:p>75015</text:p>
              </table:table-cell>
              <table:table-cell office:value-type="float" office:value="75016">
                <text:p>75016</text:p>
              </table:table-cell>
              <table:table-cell office:value-type="float" office:value="75017">
                <text:p>75017</text:p>
              </table:table-cell>
              <table:table-cell office:value-type="float" office:value="75018">
                <text:p>75018</text:p>
              </table:table-cell>
              <table:table-cell office:value-type="float" office:value="75019">
                <text:p>75019</text:p>
              </table:table-cell>
              <table:table-cell office:value-type="float" office:value="75020">
                <text:p>75020</text:p>
              </table:table-cell>
            </table:table-row>
          </table:table-header-rows>
          <table:table-rows>
            <table:table-row>
              <table:table-cell office:value-type="string">
                <text:p>total_lieux</text:p>
                <draw:g>
                  <svg:desc>Feuille2.A11:Feuille2.A11</svg:desc>
                </draw:g>
              </table:table-cell>
              <table:table-cell office:value-type="float" office:value="21">
                <text:p>21</text:p>
                <draw:g>
                  <svg:desc>Feuille2.B11:Feuille2.U11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4.201cm" style:legend-expansion="high" chart:style-name="ch2"/>
        <chart:plot-area chart:style-name="ch3" table:cell-range-address="Feuille2.A1:Feuille2.B11" chart:data-source-has-labels="both" svg:x="0.32cm" svg:y="0.18cm" svg:width="13.467cm" svg:height="8.64cm">
          <chartooo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Feuille2.A4:Feuille2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4:Feuille2.B11" chart:label-cell-address="Feuille2.B1:Feuille2.B3" chart:class="chart:bar">
            <chart:data-point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5001</text:p>
                <text:list>
                  <text:list-item>
                    <text:p>75001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2.B1:Feuille2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nema</text:p>
                <draw:g>
                  <svg:desc>Feuille2.A4:Feuille2.A11</svg:desc>
                </draw:g>
              </table:table-cell>
              <table:table-cell office:value-type="float" office:value="4">
                <text:p>4</text:p>
                <draw:g>
                  <svg:desc>Feuille2.B4:Feuille2.B11</svg:desc>
                </draw:g>
              </table:table-cell>
            </table:table-row>
            <table:table-row>
              <table:table-cell office:value-type="string">
                <text:p>caf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rch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eservatif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bli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ou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tal_lieux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